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2" style:family="paragraph" style:parent-style-name="Table_20_Contents">
      <style:text-properties officeooo:rsid="0012de1a" officeooo:paragraph-rsid="0015b07d"/>
    </style:style>
    <style:style style:name="P3" style:family="paragraph" style:parent-style-name="Table_20_Contents">
      <style:text-properties officeooo:rsid="0012de1a" officeooo:paragraph-rsid="0016600d"/>
    </style:style>
    <style:style style:name="P4" style:family="paragraph" style:parent-style-name="Table_20_Contents">
      <style:text-properties officeooo:rsid="0014ef75" officeooo:paragraph-rsid="0014ef75"/>
    </style:style>
    <style:style style:name="P5" style:family="paragraph" style:parent-style-name="Table_20_Contents">
      <style:text-properties officeooo:rsid="0014a98c" officeooo:paragraph-rsid="0014a98c"/>
    </style:style>
    <style:style style:name="P6" style:family="paragraph" style:parent-style-name="Table_20_Contents">
      <style:text-properties officeooo:rsid="0016600d" officeooo:paragraph-rsid="0016600d"/>
    </style:style>
    <style:style style:name="T1" style:family="text">
      <style:text-properties officeooo:rsid="0016600d"/>
    </style:style>
    <style:style style:name="T2" style:family="text">
      <style:text-properties fo:font-weight="bold" officeooo:rsid="0016600d" style:font-weight-asian="bold" style:font-weight-complex="bold"/>
    </style:style>
    <style:style style:name="T3" style:family="text">
      <style:text-properties officeooo:rsid="00176b8f"/>
    </style:style>
    <style:style style:name="T4" style:family="text">
      <style:text-properties officeooo:rsid="001874ed"/>
    </style:style>
    <style:style style:name="T5" style:family="text">
      <style:text-properties officeooo:rsid="00188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1">Fase del task</text:p>
          </table:table-cell>
          <table:table-cell table:style-name="Chistoj.B1" office:value-type="string">
            <text:p text:style-name="P4">Traceability Analysis </text:p>
          </table:table-cell>
        </table:table-row>
        <table:table-row>
          <table:table-cell table:style-name="Chistoj.A2" office:value-type="string">
            <text:p text:style-name="P1">Nome del task</text:p>
          </table:table-cell>
          <table:table-cell table:style-name="Chistoj.B2" office:value-type="string">
            <text:p text:style-name="P5">Funzionalità <text:span text:style-name="T4">5-6 (Questionari)</text:span></text:p>
          </table:table-cell>
        </table:table-row>
        <table:table-row>
          <table:table-cell table:style-name="Chistoj.A2" office:value-type="string">
            <text:p text:style-name="P1">Descrizione del task</text:p>
          </table:table-cell>
          <table:table-cell table:style-name="Chistoj.B2" office:value-type="string">
            <text:p text:style-name="P6">Per ogni requisito funzionale, individuare gli artefatti che lo modellano;</text:p>
            <text:p text:style-name="P3"><text:span text:style-name="T2">verificare</text:span><text:span text:style-name="T1"> che gli artefatti obbligatori siano presenti;</text:span></text:p>
            <text:p text:style-name="P3"><text:span text:style-name="T2">verificare</text:span><text:span text:style-name="T1"> che ciascuno di questi artefatti segua la nomenclatura stabilita dal documento di Software Configuration Management Plan; </text:span><text:span text:style-name="T2">verificare</text:span><text:span text:style-name="T1"> che ciascuno di questi artefatti possieda un nome che non sia</text:span></text:p>
            <text:p text:style-name="P6">ambiguo, fuorviante o non esplicativo.</text:p>
          </table:table-cell>
        </table:table-row>
        <table:table-row>
          <table:table-cell table:style-name="Chistoj.A2" office:value-type="string">
            <text:p text:style-name="P1">Artefatti coinvolti</text:p>
          </table:table-cell>
          <table:table-cell table:style-name="Chistoj.B2" office:value-type="string">
            <text:p text:style-name="P6">Use cases del pacchetto <text:span text:style-name="T5">questionari</text:span></text:p>
          </table:table-cell>
        </table:table-row>
        <table:table-row>
          <table:table-cell table:style-name="Chistoj.A2" office:value-type="string">
            <text:p text:style-name="P1">Risultato della validazione</text:p>
          </table:table-cell>
          <table:table-cell table:style-name="Chistoj.B2" office:value-type="string">
            <text:p text:style-name="P5">PASS</text:p>
          </table:table-cell>
        </table:table-row>
        <table:table-row>
          <table:table-cell table:style-name="Chistoj.A2" office:value-type="string">
            <text:p text:style-name="P1">Motivi del risultato</text:p>
          </table:table-cell>
          <table:table-cell table:style-name="Chistoj.B2" office:value-type="string">
            <text:p text:style-name="P5"><text:span text:style-name="T3">Tutti gli use cases rispettano i parametri di verifica.</text:span> <text:s/>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7:08:27.29</dc:date>
    <meta:editing-duration>PT11M59S</meta:editing-duration>
    <meta:editing-cycles>8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5" meta:word-count="88" meta:character-count="633" meta:non-whitespace-character-count="557"/>
  </office:meta>
</office:document-meta>
</file>